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5cm" svg:height="4.925cm" svg:x="10.75cm" svg:y="1.5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08:02:59.339803063</dc:date>
    <meta:editing-duration>PT1M15S</meta:editing-duration>
    <meta:editing-cycles>1</meta:editing-cycles>
    <meta:document-statistic meta:object-count="1"/>
    <meta:generator>LibreOffice/25.8.1.1$Linux_X86_64 LibreOffice_project/5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1cm" svg:height="4.926cm" xlink:href="." xlink:type="simple" chart:class="chart:bar" chart:style-name="ch1">
        <chart:legend chart:legend-position="end" svg:x="6.677cm" svg:y="2.164cm" style:legend-expansion="high" chart:style-name="ch2"/>
        <chart:plot-area chart:style-name="ch3" svg:x="0.175cm" svg:y="0.098cm" svg:width="6.327cm" svg:height="4.73cm">
          <chart:coordinate-region svg:x="0.809cm" svg:y="0.297cm" svg:width="5.693cm" svg:height="2.83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